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26mm"/>
    </style:style>
    <style:style style:name="co2" style:family="table-column">
      <style:table-column-properties fo:break-before="auto" style:column-width="63.8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mbre Archivo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Checkpoint BLCR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1_lm_lstm_epoch50.00_1.7010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1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2_lm_lstm_epoch50.00_1.5855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2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3_lm_lstm_epoch50.00_1.5567.t7</text:p>
          </table:table-cell>
          <table:table-cell office:value-type="string" calcext:value-type="string">
            <text:p>RN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3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4_lm_lstm_epoch50.00_2.7213.t7</text:p>
          </table:table-cell>
          <table:table-cell office:value-type="string" calcext:value-type="string">
            <text:p>RNN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4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5_lm_lstm_epoch50.00_1.6610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5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6_lm_lstm_epoch50.00_1.5585.t7</text:p>
          </table:table-cell>
          <table:table-cell office:value-type="string" calcext:value-type="string">
            <text:p>RN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6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7_lm_lstm_epoch50.00_1.4749.t7</text:p>
          </table:table-cell>
          <table:table-cell office:value-type="string" calcext:value-type="string">
            <text:p>RN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7_Checkpoin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09_lm_lstm_epoch50.00_1.0146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9_Checkpoint</text:p>
          </table:table-cell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0_lm_lstm_epoch50.00_0.9904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0_Checkpoint</text:p>
          </table:table-cell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1_lm_lstm_epoch50.00_1.0716.t7</text:p>
          </table:table-cell>
          <table:table-cell office:value-type="string" calcext:value-type="string">
            <text:p>RN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1_Checkpoint</text:p>
          </table:table-cell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2_lm_lstm_epoch50.00_1.2191.t7</text:p>
          </table:table-cell>
          <table:table-cell office:value-type="string" calcext:value-type="string">
            <text:p>RN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2_Checkpoint</text:p>
          </table:table-cell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3_lm_lstm_epoch50.00_1.3151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3_Checkpoint</text:p>
          </table:table-cell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4_lm_lstm_epoch50.00_1.2580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4_Checkpoint</text:p>
          </table:table-cell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5_lm_lstm_epoch50.00_1.2200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5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6_lm_lstm_epoch50.00_1.4546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6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7_lm_lstm_epoch50.00_1.4071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7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table:style-name="ce1" office:value-type="string" calcext:value-type="string">
            <text:p>id_018_lm_lstm_epoch50.00_1.3738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8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9_lm_lstm_epoch50.00_1.3988.t7</text:p>
          </table:table-cell>
          <table:table-cell office:value-type="string" calcext:value-type="string">
            <text:p>RN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9_Checkpoint</text:p>
          </table:table-cell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0_lm_lstm_epoch50.00_1.4572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20_Checkpoint</text:p>
          </table:table-cell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1_lm_lstm_epoch50.00_1.3817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21_Checkpoint</text:p>
          </table:table-cell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2_lm_lstm_epoch50.00_1.3719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22_Checkpoint</text:p>
          </table:table-cell>
        </table:table-row>
        <table:table-row table:style-name="ro1">
          <table:table-cell office:value-type="string" calcext:value-type="string">
            <text:p>GoT3book.txt</text:p>
          </table:table-cell>
          <table:table-cell office:value-type="string" calcext:value-type="string">
            <text:p>id_023_lm_lstm_epoch50.00_1.2464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23_Checkpoint</text:p>
          </table:table-cell>
        </table:table-row>
        <table:table-row table:style-name="ro1">
          <table:table-cell office:value-type="string" calcext:value-type="string">
            <text:p>GoT3book.txt</text:p>
          </table:table-cell>
          <table:table-cell office:value-type="string" calcext:value-type="string">
            <text:p>id_024_lm_lstm_epoch50.00_1.2146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24_Checkpo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/00/0000</text:date>, <text:time style:data-style-name="N2" text:time-value="11:50:47.9231682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9:46:26.103173662</meta:creation-date>
    <meta:editing-duration>PT18H22M55S</meta:editing-duration>
    <meta:editing-cycles>7</meta:editing-cycles>
    <meta:generator>LibreOffice/5.1.4.2$Linux_X86_64 LibreOffice_project/10m0$Build-2</meta:generator>
    <dc:date>2016-11-19T11:52:12.657902326</dc:date>
    <meta:document-statistic meta:table-count="1" meta:cell-count="168" meta:object-count="0"/>
  </office:meta>
</office:document-meta>
</file>